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SH — Keys, Server Basics</text:p>
          </draw:text-box>
        </draw:frame>
        <draw:frame draw:style-name="TransBox" svg:width="31.8700cm" svg:height="3.5000cm" svg:x="1.0000cm" svg:y="8.8000cm">
          <draw:text-box>
            <text:p text:style-name="PBody">SSH is how you administer RHEL remotely. This chapter covers key-based authentication (the right way) and basic server hardening. Connect to a remote host Key-based authentication</text:p>
          </draw:text-box>
        </draw:frame>
        <draw:frame draw:style-name="TransBox" svg:width="31.8700cm" svg:height="1.0000cm" svg:x="1.0000cm" svg:y="17.8000cm">
          <draw:text-box>
            <text:p text:style-name="PFooter">03-rhcsa/12-ssh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Connect to a remote host</text:p>
            <text:p text:style-name="PBullet">▶  Key-based authentication</text:p>
            <text:p text:style-name="PBullet">▶  SSH config file — ~/.ssh/config</text:p>
            <text:p text:style-name="PBullet">▶  SSH agent (avoid repeated passphrase entry)</text:p>
            <text:p text:style-name="PBullet">▶  sshd configuration</text:p>
            <text:p text:style-name="PBullet">▶  Firewall: allow SSH</text:p>
            <text:p text:style-name="PBullet">▶  SSH tunneling (basic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nect to a remote host</text:p>
          </draw:text-box>
        </draw:frame>
        <draw:frame draw:style-name="CodeBox" svg:width="31.8700cm" svg:height="13.5500cm" svg:x="1.0000cm" svg:y="4.0000cm">
          <draw:text-box>
            <text:p text:style-name="PCode"># Connect as the same username
ssh 192.168.1.100

# Connect as a specific user
ssh rhel@192.168.1.100

# Connect on a non-default port
ssh -p 2222 rhel@192.168.1.100

# Connect with a specific key
ssh -i ~/.ssh/id_lab rhel@192.168.1.10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config file — ~/.ssh/config</text:p>
          </draw:text-box>
        </draw:frame>
        <draw:frame draw:style-name="TransBox" svg:width="15.7350cm" svg:height="13.5500cm" svg:x="1.0000cm" svg:y="4.0000cm">
          <draw:text-box>
            <text:p text:style-name="PBullet">• Saves you from typing options every time:</text:p>
            <text:p text:style-name="PBullet">• Now connect with:</text:p>
          </draw:text-box>
        </draw:frame>
        <draw:frame draw:style-name="CodeBox" svg:width="15.7350cm" svg:height="13.5500cm" svg:x="17.1350cm" svg:y="4.0000cm">
          <draw:text-box>
            <text:p text:style-name="PCode">Host lab
    HostName 192.168.1.100
    User rhel
    IdentityFile ~/.ssh/id_ed25519
    Port 22

Host bastion
    HostName 10.0.0.1
    User admin
    IdentityFile ~/.ssh/id_bas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config file — ~/.ssh/config (cont.)</text:p>
          </draw:text-box>
        </draw:frame>
        <draw:frame draw:style-name="CodeBox" svg:width="31.8700cm" svg:height="13.5500cm" svg:x="1.0000cm" svg:y="4.0000cm">
          <draw:text-box>
            <text:p text:style-name="PCode">ssh la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agent (avoid repeated passphrase entry)</text:p>
          </draw:text-box>
        </draw:frame>
        <draw:frame draw:style-name="CodeBox" svg:width="31.8700cm" svg:height="13.5500cm" svg:x="1.0000cm" svg:y="4.0000cm">
          <draw:text-box>
            <text:p text:style-name="PCode">eval "$(ssh-agent -s)"
ssh-add ~/.ssh/id_ed25519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d configuration</text:p>
          </draw:text-box>
        </draw:frame>
        <draw:frame draw:style-name="TransBox" svg:width="31.8700cm" svg:height="13.5500cm" svg:x="1.0000cm" svg:y="4.0000cm">
          <draw:text-box>
            <text:p text:style-name="PBullet">• The SSH server is configured in /etc/ssh/sshd_config.</text:p>
            <text:p text:style-name="PBullet">• 🚨 Always use sshd -t before restarting</text:p>
            <text:p text:style-name="PBullet">• `bash</text:p>
            <text:p text:style-name="PBullet">• sudo sshd -t    # test config syntax</text:p>
            <text:p text:style-name="PBullet">• sudo systemctl restart sshd</text:p>
            <text:p text:style-name="PBullet">• `</text:p>
            <text:p text:style-name="PBullet">• Restarting sshd with a bad config can lock you out. Always test first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rewall: allow SSH</text:p>
          </draw:text-box>
        </draw:frame>
        <draw:frame draw:style-name="TransBox" svg:width="15.7350cm" svg:height="13.5500cm" svg:x="1.0000cm" svg:y="4.0000cm">
          <draw:text-box>
            <text:p text:style-name="PBullet">• SSH is allowed by default in the public zone. If you removed it:</text:p>
          </draw:text-box>
        </draw:frame>
        <draw:frame draw:style-name="CodeBox" svg:width="15.7350cm" svg:height="13.5500cm" svg:x="17.1350cm" svg:y="4.0000cm">
          <draw:text-box>
            <text:p text:style-name="PCode">sudo firewall-cmd --permanent --add-service=ssh
sudo firewall-cmd --reloa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tunneling (basics)</text:p>
          </draw:text-box>
        </draw:frame>
        <draw:frame draw:style-name="CodeBox" svg:width="31.8700cm" svg:height="13.5500cm" svg:x="1.0000cm" svg:y="4.0000cm">
          <draw:text-box>
            <text:p text:style-name="PCode"># Local port forwarding: forward local 8080 to remote 80
ssh -L 8080:localhost:80 rhel@192.168.1.100

# SOCKS proxy
ssh -D 1080 rhel@192.168.1.100

# Jump host (ProxyJump)
ssh -J admin@bastion.example.com rhel@10.0.0.5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SH — Keys, Server Basics</text:p>
          </draw:text-box>
        </draw:frame>
        <draw:frame draw:style-name="TransBox" svg:width="31.8700cm" svg:height="13.5500cm" svg:x="1.0000cm" svg:y="4.0000cm">
          <draw:text-box>
            <text:p text:style-name="PBullet">✓  Connect to a remote host</text:p>
            <text:p text:style-name="PBullet">✓  SSH config file — ~/.ssh/config: Saves you from typing options every time:</text:p>
            <text:p text:style-name="PBullet">✓  SSH agent (avoid repeated passphrase entry)</text:p>
            <text:p text:style-name="PBullet">✓  sshd configuration: The SSH server is configured in /etc/ssh/sshd_config.</text:p>
            <text:p text:style-name="PBullet">✓  Firewall: allow SSH: SSH is allowed by default in the public zone. If you removed it:</text:p>
            <text:p text:style-name="PBullet">✓  SSH tunneling (basic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